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Arial" fo:font-size="12pt" style:font-size-asian="12pt" style:font-size-complex="12pt"/>
    </style:style>
    <style:style style:name="P2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letter-spacing="normal" fo:font-style="normal" fo:font-weight="bold" style:font-weight-asian="bold" style:font-weight-complex="bold"/>
    </style:style>
    <style:style style:name="P7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color="#8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mplementação do algoritmo RSA</text:h>
      <text:p text:style-name="P2"/>
      <text:p text:style-name="P1"><text:span text:style-name="T2">Aluno</text:span><text:span text:style-name="T1">: Lucas Pereira da Silva (10100754)</text:span></text:p>
      <text:p text:style-name="P2"/>
      <text:h text:style-name="P7" text:outline-level="1">Código Fonte</text:h>
      <text:p text:style-name="P3"/>
      <text:p text:style-name="P4">package br.ufsc.inf.ine5429.rsa;</text:p>
      <text:p text:style-name="P4"/>
      <text:p text:style-name="P4">import br.ufsc.inf.ine5429.millerRabin.MillerRabin;</text:p>
      <text:p text:style-name="P4"/>
      <text:p text:style-name="P4">import java.math.BigInteger;</text:p>
      <text:p text:style-name="P4">import java.io.PrintStream;</text:p>
      <text:p text:style-name="P4">import java.util.Scanner;</text:p>
      <text:p text:style-name="P4"/>
      <text:p text:style-name="P4">public class Rsa {</text:p>
      <text:p text:style-name="P4"><text:tab/>private static final BigInteger UM = BigInteger.ONE;</text:p>
      <text:p text:style-name="P4"><text:tab/>private static final BigInteger MENOS_UM = BigInteger.ZERO.subtract(BigInteger.ONE);</text:p>
      <text:p text:style-name="P4"><text:tab/>private MillerRabin millerRabin;</text:p>
      <text:p text:style-name="P4"><text:tab/>private BigInteger valorN;</text:p>
      <text:p text:style-name="P4"><text:tab/>private BigInteger valorD;</text:p>
      <text:p text:style-name="P4"><text:tab/>private BigInteger valorE;</text:p>
      <text:p text:style-name="P4"/>
      <text:p text:style-name="P4"><text:tab/><text:span text:style-name="T3">/*Cria um objeto que gerenciará um par de chave pública e privada.*/</text:span></text:p>
      <text:p text:style-name="P4"><text:tab/>public Rsa(Integer quantidadeDeDigitosDasChaves) {</text:p>
      <text:p text:style-name="P4"><text:tab/><text:tab/>assert(quantidadeDeDigitosDasChaves &gt;= 8);</text:p>
      <text:p text:style-name="P4"><text:tab/><text:tab/>millerRabin = new MillerRabin(quantidadeDeDigitosDasChaves / 2);</text:p>
      <text:p text:style-name="P4"><text:tab/>}</text:p>
      <text:p text:style-name="P4"/>
      <text:p text:style-name="P4"><text:tab/><text:span text:style-name="T3">/*Realiza a geração do par de chave pública e privada.*/</text:span></text:p>
      <text:p text:style-name="P4"><text:tab/>public void gerarParDeChaves() {</text:p>
      <text:p text:style-name="P4"><text:tab/><text:tab/>BigInteger primoP = millerRabin.encontrarProvavelPrimo();</text:p>
      <text:p text:style-name="P4"><text:tab/><text:tab/>BigInteger primoQ = millerRabin.encontrarProvavelPrimo();</text:p>
      <text:p text:style-name="P4"><text:tab/><text:tab/>BigInteger totienteDeN = primoP.subtract(UM).multiply(primoQ.subtract(UM));</text:p>
      <text:p text:style-name="P4"><text:tab/><text:tab/>valorN = primoP.multiply(primoQ);</text:p>
      <text:p text:style-name="P4"><text:tab/><text:tab/>valorE = UM;</text:p>
      <text:p text:style-name="P4"><text:soft-page-break/><text:tab/><text:tab/>do {</text:p>
      <text:p text:style-name="P4"><text:tab/><text:tab/><text:tab/>valorE = valorE.nextProbablePrime();</text:p>
      <text:p text:style-name="P4"><text:tab/><text:tab/>} while (!valorE.gcd(totienteDeN).equals(UM));</text:p>
      <text:p text:style-name="P4"><text:tab/><text:tab/>assert(valorE.compareTo(UM) == 1 &amp;&amp; valorE.compareTo(totienteDeN) == -1);</text:p>
      <text:p text:style-name="P4"><text:tab/><text:tab/>valorD = valorE.modPow(MENOS_UM, totienteDeN);</text:p>
      <text:p text:style-name="P4"><text:tab/>}</text:p>
      <text:p text:style-name="P4"/>
      <text:p text:style-name="P4"><text:tab/><text:span text:style-name="T3">/*Cifra um determinado valor utilizando a chave privada.*/</text:span></text:p>
      <text:p text:style-name="P4"><text:tab/>public BigInteger cifrarComChavePrivada(BigInteger valor) {</text:p>
      <text:p text:style-name="P4"><text:tab/><text:tab/>return Rsa.cifrar(valor, fornecerChavePrivada());</text:p>
      <text:p text:style-name="P4"><text:tab/>}</text:p>
      <text:p text:style-name="P4"/>
      <text:p text:style-name="P4"><text:tab/><text:span text:style-name="T3">/*Cifra um determinado valor utilizando a chave pública.*/</text:span></text:p>
      <text:p text:style-name="P4"><text:tab/>public BigInteger cifrarComChavePublica(BigInteger valor) {</text:p>
      <text:p text:style-name="P4"><text:tab/><text:tab/>return Rsa.cifrar(valor, fornecerChavePublica());</text:p>
      <text:p text:style-name="P4"><text:tab/>}</text:p>
      <text:p text:style-name="P4"/>
      <text:p text:style-name="P4"><text:tab/><text:span text:style-name="T3">/*Decifra uma determinada cifra utilizando a chave privada.*/</text:span></text:p>
      <text:p text:style-name="P4"><text:tab/>public BigInteger decifrarComChavePrivada(BigInteger valor) {</text:p>
      <text:p text:style-name="P4"><text:tab/><text:tab/>return Rsa.decifrar(valor, fornecerChavePrivada());</text:p>
      <text:p text:style-name="P4"><text:tab/>}</text:p>
      <text:p text:style-name="P4"/>
      <text:p text:style-name="P4"><text:tab/><text:span text:style-name="T3">/*Decifra uma determinada cifra utilizando a chave pública.*/</text:span></text:p>
      <text:p text:style-name="P4"><text:tab/>public BigInteger decifrarComChavePublica(BigInteger valor) {</text:p>
      <text:p text:style-name="P4"><text:tab/><text:tab/>return Rsa.decifrar(valor, fornecerChavePublica());</text:p>
      <text:p text:style-name="P4"><text:tab/>}</text:p>
      <text:p text:style-name="P4"/>
      <text:p text:style-name="P4"><text:tab/><text:span text:style-name="T3">/*Método estático para cifrar um dado valor dada uma determinada chave. Isso permite fazer: Rsa.cifrar(valor, chave).*/</text:span></text:p>
      <text:p text:style-name="P4"><text:tab/>public static BigInteger cifrar(BigInteger valor, BigInteger[] chave) {</text:p>
      <text:p text:style-name="P4"><text:tab/><text:tab/>return valor.modPow(chave[1], chave[0]);</text:p>
      <text:p text:style-name="P4"><text:tab/>}</text:p>
      <text:p text:style-name="P4"/>
      <text:p text:style-name="P4"><text:tab/><text:span text:style-name="T3">/*Método estático para decifrar uma dada cifra dada uma determinada chave. Isso permite fazer: Rsa.decifrar(cifra, chave).*/</text:span></text:p>
      <text:p text:style-name="P4"><text:tab/>public static BigInteger decifrar(BigInteger valor, BigInteger[] chave) {</text:p>
      <text:p text:style-name="P4"><text:tab/><text:tab/>return valor.modPow(chave[1], chave[0]);</text:p>
      <text:p text:style-name="P4"><text:tab/>}</text:p>
      <text:p text:style-name="P4"/>
      <text:p text:style-name="P4"><text:soft-page-break/><text:tab/><text:span text:style-name="T3">/*Fornece a chave privada.*/</text:span></text:p>
      <text:p text:style-name="P4"><text:tab/>public BigInteger[] fornecerChavePrivada() {</text:p>
      <text:p text:style-name="P4"><text:tab/><text:tab/>BigInteger[] chavePrivada = {valorN, valorD};</text:p>
      <text:p text:style-name="P4"><text:tab/><text:tab/>return chavePrivada;</text:p>
      <text:p text:style-name="P4"><text:tab/>}</text:p>
      <text:p text:style-name="P4"/>
      <text:p text:style-name="P4"><text:tab/><text:span text:style-name="T3">/*Fornece a chave pública.*/</text:span></text:p>
      <text:p text:style-name="P4"><text:tab/>public BigInteger[] fornecerChavePublica() {</text:p>
      <text:p text:style-name="P4"><text:tab/><text:tab/>BigInteger[] chavePublica = {valorN, valorE};</text:p>
      <text:p text:style-name="P4"><text:tab/><text:tab/>return chavePublica;</text:p>
      <text:p text:style-name="P4"><text:tab/>}</text:p>
      <text:p text:style-name="P4"/>
      <text:p text:style-name="P4"><text:tab/><text:span text:style-name="T3">/*Responsável pela execução do programa através de uma interface em modo texto.*/</text:span></text:p>
      <text:p text:style-name="P4"><text:tab/>public static void main(String[] argumentos) {</text:p>
      <text:p text:style-name="P4"><text:tab/><text:tab/>Scanner leitor = new Scanner(System.in);</text:p>
      <text:p text:style-name="P4"><text:tab/><text:tab/>PrintStream escritor = System.out;</text:p>
      <text:p text:style-name="P4"><text:tab/><text:tab/>escritor.println("");</text:p>
      <text:p text:style-name="P4"><text:tab/><text:tab/>escritor.print("Digite a quantidade máxima de dígitos decimais das chaves: ");</text:p>
      <text:p text:style-name="P4"><text:tab/><text:tab/>Integer quantidadeDeDigitosDasChaves = leitor.nextInt();</text:p>
      <text:p text:style-name="P4"><text:tab/><text:tab/>Rsa rsa = new Rsa(quantidadeDeDigitosDasChaves);</text:p>
      <text:p text:style-name="P4"><text:tab/><text:tab/>rsa.gerarParDeChaves();</text:p>
      <text:p text:style-name="P4"><text:tab/><text:tab/>BigInteger[] chavePrivada = rsa.fornecerChavePrivada();</text:p>
      <text:p text:style-name="P4"><text:tab/><text:tab/>BigInteger[] chavePublica = rsa.fornecerChavePublica();</text:p>
      <text:p text:style-name="P4"><text:tab/><text:tab/>escritor.println("");</text:p>
      <text:p text:style-name="P4"><text:tab/><text:tab/>escritor.println(String.format("Chave privada: {%s, %s}", chavePrivada[0], chavePrivada[1]));</text:p>
      <text:p text:style-name="P4"><text:tab/><text:tab/>escritor.println(String.format("Chave pública: {%s, %s}", chavePublica[0], chavePublica[1]));</text:p>
      <text:p text:style-name="P4"><text:tab/><text:tab/>Boolean encerrar = false;</text:p>
      <text:p text:style-name="P4"><text:tab/><text:tab/>while (!encerrar) {</text:p>
      <text:p text:style-name="P4"><text:tab/><text:tab/><text:tab/>escritor.println("");</text:p>
      <text:p text:style-name="P4"><text:tab/><text:tab/><text:tab/>escritor.println("Ações disponíveis:");</text:p>
      <text:p text:style-name="P4"><text:tab/><text:tab/><text:tab/>escritor.println("Cifrar com chave privada (c-)");</text:p>
      <text:p text:style-name="P4"><text:tab/><text:tab/><text:tab/>escritor.println("Cifrar com chave pública (c+)");</text:p>
      <text:p text:style-name="P4"><text:tab/><text:tab/><text:tab/>escritor.println("decifrar com chave privada (d-)");</text:p>
      <text:p text:style-name="P4"><text:tab/><text:tab/><text:tab/>escritor.println("decifrar com chave pública (d+)");</text:p>
      <text:p text:style-name="P4"><text:tab/><text:tab/><text:tab/>escritor.println("mostrar chaves (mc)");</text:p>
      <text:p text:style-name="P4"><text:tab/><text:tab/><text:tab/>escritor.println("sair (*)");</text:p>
      <text:p text:style-name="P4"><text:soft-page-break/><text:tab/><text:tab/><text:tab/>escritor.print("Digite a ação desejada (valor entre os parênteses): ");</text:p>
      <text:p text:style-name="P4"><text:tab/><text:tab/><text:tab/>String acao = leitor.next();</text:p>
      <text:p text:style-name="P4"><text:tab/><text:tab/><text:tab/>if (acao.equals("c-")) {</text:p>
      <text:p text:style-name="P4"><text:tab/><text:tab/><text:tab/><text:tab/>escritor.println("");</text:p>
      <text:p text:style-name="P4"><text:tab/><text:tab/><text:tab/><text:tab/>escritor.print("Qual valor você deseja cifrar com a chave privada? ");</text:p>
      <text:p text:style-name="P4"><text:tab/><text:tab/><text:tab/><text:tab/>BigInteger valor = leitor.nextBigInteger();</text:p>
      <text:p text:style-name="P4"><text:tab/><text:tab/><text:tab/><text:tab/>BigInteger cifra = rsa.cifrarComChavePrivada(valor);</text:p>
      <text:p text:style-name="P4"><text:tab/><text:tab/><text:tab/><text:tab/>escritor.println(String.format("O valor cifrado com a chave privada é: %s", cifra));</text:p>
      <text:p text:style-name="P4"><text:tab/><text:tab/><text:tab/>} else if (acao.equals("c+")) {</text:p>
      <text:p text:style-name="P4"><text:tab/><text:tab/><text:tab/><text:tab/>escritor.println("");</text:p>
      <text:p text:style-name="P4"><text:tab/><text:tab/><text:tab/><text:tab/>escritor.print("Qual valor você deseja cifrar com a chave pública? ");</text:p>
      <text:p text:style-name="P4"><text:tab/><text:tab/><text:tab/><text:tab/>BigInteger valor = leitor.nextBigInteger();</text:p>
      <text:p text:style-name="P4"><text:tab/><text:tab/><text:tab/><text:tab/>BigInteger cifra = rsa.cifrarComChavePublica(valor);</text:p>
      <text:p text:style-name="P4"><text:tab/><text:tab/><text:tab/><text:tab/>escritor.println(String.format("O valor cifrado com a chave pública é: %s", cifra));</text:p>
      <text:p text:style-name="P4"><text:tab/><text:tab/><text:tab/>} else if (acao.equals("d-")) {</text:p>
      <text:p text:style-name="P4"><text:tab/><text:tab/><text:tab/><text:tab/>escritor.println("");</text:p>
      <text:p text:style-name="P4"><text:tab/><text:tab/><text:tab/><text:tab/>escritor.print("Qual cifra você deseja decifrar com a chave privada? ");</text:p>
      <text:p text:style-name="P4"><text:tab/><text:tab/><text:tab/><text:tab/>BigInteger cifra = leitor.nextBigInteger();</text:p>
      <text:p text:style-name="P4"><text:tab/><text:tab/><text:tab/><text:tab/>BigInteger valor = rsa.decifrarComChavePrivada(cifra);</text:p>
      <text:p text:style-name="P4"><text:tab/><text:tab/><text:tab/><text:tab/>escritor.println(String.format("A cifra decifrada com a chave privada é: %s", valor));</text:p>
      <text:p text:style-name="P4"><text:tab/><text:tab/><text:tab/>} else if (acao.equals("d+")) {</text:p>
      <text:p text:style-name="P4"><text:tab/><text:tab/><text:tab/><text:tab/>escritor.println("");</text:p>
      <text:p text:style-name="P4"><text:tab/><text:tab/><text:tab/><text:tab/>escritor.print("Qual cifra você deseja decifrar com a chave pública? ");</text:p>
      <text:p text:style-name="P4"><text:tab/><text:tab/><text:tab/><text:tab/>BigInteger cifra = leitor.nextBigInteger();</text:p>
      <text:p text:style-name="P4"><text:tab/><text:tab/><text:tab/><text:tab/>BigInteger valor = rsa.decifrarComChavePublica(cifra);</text:p>
      <text:p text:style-name="P4"><text:tab/><text:tab/><text:tab/><text:tab/>escritor.println(String.format("A cifra decifrada com a chave pública é: %s", valor));</text:p>
      <text:p text:style-name="P4"><text:tab/><text:tab/><text:tab/>} else if (acao.equals("mc")) {</text:p>
      <text:p text:style-name="P4"><text:tab/><text:tab/><text:tab/><text:tab/>escritor.println("");</text:p>
      <text:p text:style-name="P4"><text:tab/><text:tab/><text:tab/><text:tab/>escritor.println(String.format("Chave privada: {%s, %s}", chavePrivada[0], chavePrivada[1]));</text:p>
      <text:p text:style-name="P4"><text:tab/><text:tab/><text:tab/><text:tab/>escritor.println(String.format("Chave pública: {%s, %s}", chavePublica[0], chavePublica[1]));</text:p>
      <text:p text:style-name="P4"><text:tab/><text:tab/><text:tab/>} else {</text:p>
      <text:p text:style-name="P4"><text:soft-page-break/><text:tab/><text:tab/><text:tab/><text:tab/>encerrar = true;</text:p>
      <text:p text:style-name="P4"><text:tab/><text:tab/><text:tab/>}</text:p>
      <text:p text:style-name="P4"><text:tab/><text:tab/>}</text:p>
      <text:p text:style-name="P4"><text:tab/><text:tab/>escritor.println("");</text:p>
      <text:p text:style-name="P4"><text:tab/><text:tab/>escritor.println("Programa encerrado.");</text:p>
      <text:p text:style-name="P4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4-19T22:02:07</meta:creation-date>
    <dc:date>2013-05-18T00:03:36</dc:date>
    <dc:creator>Lucas </dc:creator>
    <meta:editing-duration>PT7H42M29S</meta:editing-duration>
    <meta:editing-cycles>46</meta:editing-cycles>
    <meta:generator>LibreOffice/3.5$Linux_x86 LibreOffice_project/350m1$Build-2</meta:generator>
    <meta:document-statistic meta:table-count="0" meta:image-count="0" meta:object-count="0" meta:page-count="5" meta:paragraph-count="128" meta:word-count="567" meta:character-count="5709" meta:non-whitespace-character-count="5005"/>
  </office:meta>
</office:document-meta>
</file>